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3800000300B1A2A2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4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17.427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239cm"/>
    </style:style>
    <style:style style:name="pr4" style:family="presentation" style:parent-style-name="Standard-outline1">
      <style:graphic-properties fo:min-height="11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style:font-name="FreeSans3"/>
    </style:style>
    <style:style style:name="P2" style:family="paragraph">
      <style:text-properties fo:font-size="20pt"/>
    </style:style>
    <style:style style:name="P3" style:family="paragraph">
      <style:text-properties fo:color="#ffff66" fo:font-size="44pt" style:font-size-asian="48pt" style:font-size-complex="48pt"/>
    </style:style>
    <style:style style:name="T1" style:family="text">
      <style:text-properties style:font-name="FreeSans3"/>
    </style:style>
    <style:style style:name="T2" style:family="text">
      <style:text-properties style:font-name="FreeSans3"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00ccff"/>
    </style:style>
    <style:style style:name="T4" style:family="text">
      <style:text-properties fo:color="#ffff66"/>
    </style:style>
    <style:style style:name="T5" style:family="text">
      <style:text-properties fo:color="#ffffff"/>
    </style:style>
    <style:style style:name="T6" style:family="text">
      <style:text-properties fo:color="#00ccff" fo:font-weight="normal" style:font-weight-asian="normal" style:font-weight-complex="normal"/>
    </style:style>
    <style:style style:name="T7" style:family="text">
      <style:text-properties fo:color="#ffffff" fo:font-weight="normal" style:font-weight-asian="normal" style:font-weight-complex="normal"/>
    </style:style>
    <style:style style:name="T8" style:family="text">
      <style:text-properties fo:color="#ffff66" fo:font-weight="normal" style:font-weight-asian="normal" style:font-weight-complex="normal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00ccff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ff99" fo:font-weight="normal" style:font-weight-asian="normal" style:font-weight-complex="normal"/>
    </style:style>
    <style:style style:name="T13" style:family="text">
      <style:text-properties fo:color="#00ccff" fo:font-size="24pt" style:font-size-asian="24pt" style:font-size-complex="24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ffff66" fo:font-size="44pt" style:font-size-asian="48pt" style:font-size-complex="48pt"/>
    </style:style>
    <style:style style:name="T16" style:family="text">
      <style:text-properties fo:color="#ffff66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30.959cm" svg:height="17.427cm" svg:x="1.72cm" svg:y="0.773cm" presentation:class="title" presentation:user-transformed="true">
          <draw:text-box>
            <text:p><text:span text:style-name="T1">Prezentacija:</text:span><text:span text:style-name="T1"><text:line-break/></text:span><text:span text:style-name="T2">jQuery I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Efekti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Jquery omogućava da se jednostavno prave animacije i efekti, korišćenjem već postojećih funkcija:</text:p>
                <text:list>
                  <text:list-item>
                    <text:p><text:span text:style-name="T3">show()</text:span> - prikazuje selekotvani element</text:p>
                  </text:list-item>
                  <text:list-item>
                    <text:p><text:span text:style-name="T3">hide()</text:span> - sakriva selekotvani element</text:p>
                  </text:list-item>
                  <text:list-item>
                    <text:p><text:span text:style-name="T3">fadeIn()</text:span> - animira transparentnost selektovanog elementa do 100%</text:p>
                  </text:list-item>
                  <text:list-item>
                    <text:p><text:span text:style-name="T3">fadeOut()</text:span> - animira transparentnost selektovanog elementa do 0%</text:p>
                  </text:list-item>
                  <text:list-item>
                    <text:p><text:span text:style-name="T3">SlideDown()</text:span> - prikazuje animaciju selektovanog elementa sa vertikalnom “slide“ animacijom</text:p>
                  </text:list-item>
                  <text:list-item>
                    <text:p><text:span text:style-name="T3">slideUp()</text:span> - prikriva animaciju selektovanog elementa sa vertikalnom “slide“ animacijom</text:p>
                    <text:p/>
                  </text:list-item>
                </text:list>
              </text:list-item>
              <text:list-item>
                <text:p><text:span text:style-name="T3">$( '.hidden' ).show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Efekti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Pored osnovnog pozivanja funkcija, postoje i “toggle“ funkcije koje se ponašaju kao “prekidači“ :</text:p>
                <text:list>
                  <text:list-item>
                    <text:p><text:span text:style-name="T3">toggle()</text:span></text:p>
                  </text:list-item>
                  <text:list-item>
                    <text:p><text:span text:style-name="T3">fadeToggle()</text:span></text:p>
                  </text:list-item>
                  <text:list-item>
                    <text:p><text:span text:style-name="T3">slideToggle()</text:span><text:span text:style-name="T3"><text:line-break/>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3">$( '.image' ).toggleFade(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Efekti</text:p>
          </draw:text-box>
        </draw:frame>
        <draw:frame presentation:style-name="pr4" draw:layer="layout" svg:width="30.271cm" svg:height="13.261cm" svg:x="1.72cm" svg:y="4.539cm" presentation:class="outline" presentation:user-transformed="true">
          <draw:text-box>
            <text:list text:style-name="L2">
              <text:list-item>
                <text:p>Da bi postavili vremensko trajanje efekta, prosledite kao parametar funkciji broj u milisekundama ili već predefinisane konstante:</text:p>
                <text:list>
                  <text:list-item>
                    <text:p><text:span text:style-name="T3">fast (200)</text:span></text:p>
                  </text:list-item>
                  <text:list-item>
                    <text:p><text:span text:style-name="T3">slow (600)</text:span></text:p>
                  </text:list-item>
                  <text:list-item>
                    <text:p><text:span text:style-name="T3">_default (400) → </text:span><text:span text:style-name="T4">podrazumevano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3">$( '.block' ).fadeOut(2000);</text:span></text:p>
              </text:list-item>
              <text:list-item>
                <text:p><text:span text:style-name="T3">$( '.block' ).fadeOut('slow');</text:span></text:p>
                <text:p><text:span text:style-name="T3"/></text:p>
              </text:list-item>
              <text:list-item>
                <text:p><text:span text:style-name="T5">Ove konstante je moguće promeniti ili dodati nove na sledeći način:</text:span></text:p>
                <text:list>
                  <text:list-item>
                    <text:p><text:span text:style-name="T3">jQuery.fx.speeds.fast = 50;</text:span></text:p>
                  </text:list-item>
                  <text:list-item>
                    <text:p><text:span text:style-name="T3">jQuery.fx.speeds.slower = 2000;</text:span></text:p>
                    <text:p><text:span text:style-name="T6"/></text:p>
                  </text:list-item>
                </text:list>
              </text:list-item>
              <text:list-item>
                <text:p><text:span text:style-name="T6">$( '.block' ).fadeOut('slower'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Efekti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Često trebate da odradite neku akciju, tek kada se animacija završi, za taj slučaj koristite funkciju, kao drugi parametar: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><text:span text:style-name="T6">$( 'p.old' ).fadeOut( 300, function() {</text:span></text:p>
                <text:p><text:span text:style-name="T6"><text:s text:c="2"/></text:span><text:span text:style-name="T6">$( this ).remove();</text:span></text:p>
                <text:p><text:span text:style-name="T6">}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Efekti</text:p>
          </draw:text-box>
        </draw:frame>
        <draw:frame presentation:style-name="pr4" draw:layer="layout" svg:width="30.271cm" svg:height="13.461cm" svg:x="1.72cm" svg:y="4.539cm" presentation:class="outline" presentation:user-transformed="true">
          <draw:text-box>
            <text:list text:style-name="L2">
              <text:list-item>
                <text:p>Ako postojeći efekti nisu dovoljni da zadovolje vaše potrebe, onda koristite <text:span text:style-name="T3">animate()</text:span> funkciju kako bi postigli razne efekte modifikujući css atribute:</text:p>
              </text:list-item>
              <text:list-item>
                <text:p><text:span text:style-name="T6">$( 'p' ).animate({</text:span></text:p>
                <text:p><text:span text:style-name="T6"><text:s text:c="4"/></text:span><text:span text:style-name="T6">opacity: 0.25,</text:span></text:p>
                <text:p><text:span text:style-name="T6"><text:s text:c="4"/></text:span><text:span text:style-name="T6">fontSize: '12px'</text:span></text:p>
                <text:p><text:span text:style-name="T6"><text:s text:c="2"/></text:span><text:span text:style-name="T6">}, 300, function() {</text:span></text:p>
                <text:p><text:span text:style-name="T6"><text:s text:c="4"/></text:span><text:span text:style-name="T6">// izvršava kod nakon završene animacije</text:span></text:p>
                <text:p><text:span text:style-name="T6"><text:s text:c="2"/></text:span><text:span text:style-name="T6">}</text:span></text:p>
                <text:p><text:span text:style-name="T6">);</text:span></text:p>
              </text:list-item>
              <text:list-item>
                <text:p><text:span text:style-name="T7">Prilikom poziva</text:span><text:span text:style-name="T6"> animate() </text:span><text:span text:style-name="T7">funkcije, šalju se 3 moguća parametra:</text:span></text:p>
                <text:list>
                  <text:list-item>
                    <text:p><text:span text:style-name="T7">objekat kohji definiše atribute za animaciju</text:span></text:p>
                  </text:list-item>
                  <text:list-item>
                    <text:p><text:span text:style-name="T7">dužina trajanja u milisekundama</text:span></text:p>
                  </text:list-item>
                  <text:list-item>
                    <text:p><text:span text:style-name="T7">callback funkcija koja se izvšava nakon završetka animacije</text:span></text:p>
                  </text:list-item>
                </text:list>
              </text:list-item>
              <text:list-item>
                <text:p><text:span text:style-name="T7">Ukoliko je potrebo raditi animacije sa bojama, neophodno je uključiti: </text:span><text:span text:style-name="T8">https://github.com/jquery/jquery-color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Efekti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Postoje dve važne metode za upravljanje animacijama:</text:p>
                <text:list>
                  <text:list-item>
                    <text:p><text:span text:style-name="T3">stop()</text:span><text:span text:style-name="T5"> - prekidanje animacije</text:span></text:p>
                  </text:list-item>
                  <text:list-item>
                    <text:p><text:span text:style-name="T3">delay(milisec)</text:span><text:span text:style-name="T5"> → odlaganje animacije u milisekundama</text:span></text:p>
                    <text:p><text:span text:style-name="T6"/></text:p>
                  </text:list-item>
                </text:list>
              </text:list-item>
              <text:list-item>
                <text:p><text:span text:style-name="T6">$('.animacija-u-toku').stop();</text:span></text:p>
              </text:list-item>
              <text:list-item>
                <text:p><text:span text:style-name="T6">$( 'p.demo' ).slideUp('slow').dalay(1000).slideDown('slow');</text:span><text:span text:style-name="T6"><text:line-break/></text:span><text:span text:style-name="T6"/></text:p>
              </text:list-item>
              <text:list-item>
                <text:p><text:span text:style-name="T7">Više o efektima: </text:span><text:span text:style-name="T8">http://api.jquery.com/category/effects/</text:span></text:p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AJAX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<text:span text:style-name="T9"><text:s/></text:span><text:span text:style-name="T10">AJAX</text:span> - "<text:span text:style-name="T4">A</text:span>synchronous <text:span text:style-name="T4">J</text:span>avaScript <text:span text:style-name="T4">a</text:span>nd <text:span text:style-name="T4">X</text:span>ML" </text:p>
              </text:list-item>
              <text:list-item>
                <text:p>Predstavlja način učitavanja podataka sa servera bez potrebe za ponovnim učitavanjem stranice</text:p>
              </text:list-item>
              <text:list-item>
                <text:p>Za to se koristi brauzerksa funkcionalnost <text:span text:style-name="T11">XMLHttpRequest (XHR)</text:span> </text:p>
              </text:list-item>
              <text:list-item>
                <text:p>Postoje nekoliko funkcija koje se koriste u ovu svrhu:</text:p>
                <text:list>
                  <text:list-item>
                    <text:p><text:span text:style-name="T3">$.ajax()</text:span></text:p>
                  </text:list-item>
                  <text:list-item>
                    <text:p><text:span text:style-name="T3">$.get()</text:span></text:p>
                  </text:list-item>
                  <text:list-item>
                    <text:p><text:span text:style-name="T3">$.post()</text:span></text:p>
                  </text:list-item>
                  <text:list-item>
                    <text:p><text:span text:style-name="T3">$.getJSON()</text:span><text:line-break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$.ajax</text:p>
          </draw:text-box>
        </draw:frame>
        <draw:frame presentation:style-name="pr4" draw:layer="layout" svg:width="30.271cm" svg:height="13.861cm" svg:x="1.72cm" svg:y="4.539cm" presentation:class="outline" presentation:user-transformed="true">
          <draw:text-box>
            <text:list text:style-name="L2">
              <text:list-header>
                <text:p>// Napravite "callback" funkciju koja ce biti izvrsena na uspesan AJAX zahtev</text:p>
                <text:p><text:span text:style-name="T3">var updatePage = function( resp ) {</text:span></text:p>
                <text:p><text:span text:style-name="T3"><text:s text:c="2"/></text:span><text:span text:style-name="T3">$( '#target').html( resp.people[0].name );</text:span></text:p>
                <text:p><text:span text:style-name="T3">};</text:span></text:p>
                <text:p>// ...kada AJAX zahtev ne uspe / se ne izvrsi</text:p>
                <text:p><text:span text:style-name="T3">var printError = function( req, status, err ) {</text:span></text:p>
                <text:p><text:span text:style-name="T3"><text:s text:c="2"/></text:span><text:span text:style-name="T3">console.log( 'something went wrong', status, err );</text:span></text:p>
                <text:p><text:span text:style-name="T3">};</text:span></text:p>
                <text:p>// napravite objekat koji definise AJAX zahtev</text:p>
                <text:p><text:span text:style-name="T3">var ajaxOptions = {</text:span></text:p>
                <text:p><text:span text:style-name="T3"><text:s text:c="2"/></text:span><text:span text:style-name="T3">url: '/data/people.json',</text:span></text:p>
                <text:p><text:span text:style-name="T3"><text:s text:c="2"/></text:span><text:span text:style-name="T3">dataType: 'json',</text:span></text:p>
                <text:p><text:span text:style-name="T3"><text:s text:c="2"/></text:span><text:span text:style-name="T3">success: updatePage,</text:span></text:p>
                <text:p><text:span text:style-name="T3"><text:s text:c="2"/></text:span><text:span text:style-name="T3">error: printError</text:span></text:p>
                <text:p><text:span text:style-name="T3">};</text:span></text:p>
                <text:p>// pokrenite AJAX zahtev</text:p>
                <text:p><text:span text:style-name="T3">$.ajax(ajaxOptions);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$.ajax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<text:s/>Drugi način pisanja ajax zahteva:<text:line-break/></text:p>
                <text:p><text:span text:style-name="T3">$.ajax( '/data/people.json', {</text:span></text:p>
                <text:p><text:span text:style-name="T3"><text:s text:c="2"/></text:span><text:span text:style-name="T3">type: 'GET',</text:span></text:p>
                <text:p><text:span text:style-name="T3"><text:s text:c="2"/></text:span><text:span text:style-name="T3">dataType: 'json',</text:span></text:p>
                <text:p><text:span text:style-name="T3"><text:s text:c="2"/></text:span><text:span text:style-name="T3">success: function( resp ) {</text:span></text:p>
                <text:p><text:span text:style-name="T3"><text:s text:c="4"/></text:span><text:span text:style-name="T3">console.log( resp.people );</text:span></text:p>
                <text:p><text:span text:style-name="T3"><text:s text:c="2"/></text:span><text:span text:style-name="T3">},</text:span></text:p>
                <text:p><text:span text:style-name="T3"><text:s text:c="2"/></text:span><text:span text:style-name="T3">error: function( req, status, err ) {</text:span></text:p>
                <text:p><text:span text:style-name="T3"><text:s text:c="4"/></text:span><text:span text:style-name="T3">console.log( 'something went wrong', status, err );</text:span></text:p>
                <text:p><text:span text:style-name="T3"><text:s text:c="2"/></text:span><text:span text:style-name="T3">}</text:span></text:p>
                <text:p><text:span text:style-name="T3">}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XML je danas JSON</text:p>
          </draw:text-box>
        </draw:frame>
        <draw:frame presentation:style-name="pr4" draw:layer="layout" svg:width="30.271cm" svg:height="13.061cm" svg:x="1.72cm" svg:y="4.539cm" presentation:class="outline" presentation:user-transformed="true">
          <draw:text-box>
            <text:list text:style-name="L2">
              <text:list-item>
                <text:p><text:span text:style-name="T11">AJAX</text:span> je termin koji je stvoren 2005, opisivao komunikaciju sa serverom bez osvezavanja stranice</text:p>
              </text:list-item>
              <text:list-item>
                <text:p>Tada se na serverima koristio XML kao format za komunikaciju, medjutim danas, u svim modernim aplikacijama koristi se JSON</text:p>
              </text:list-item>
              <text:list-item>
                <text:p>JSON je stringovska reprezentacija podatka (objekta)</text:p>
                <text:p/>
              </text:list-item>
              <text:list-item>
                <text:p>Za parsiranje i pravljenje JSON-a koristite sledeće funkcije:</text:p>
                <text:list>
                  <text:list-item>
                    <text:p><text:span text:style-name="T3">JSON.stringify()</text:span></text:p>
                  </text:list-item>
                  <text:list-item>
                    <text:p><text:span text:style-name="T3">JSON.parse()</text:span>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JSON</text:p>
          </draw:text-box>
        </draw:frame>
        <draw:frame presentation:style-name="pr4" draw:layer="layout" svg:width="30.271cm" svg:height="13.061cm" svg:x="1.72cm" svg:y="4.539cm" presentation:class="outline" presentation:user-transformed="true">
          <draw:text-box>
            <text:list text:style-name="L2">
              <text:list-header>
                <text:p><text:span text:style-name="T12">{ "people" : [</text:span></text:p>
                <text:p><text:span text:style-name="T12"><text:s text:c="2"/></text:span><text:span text:style-name="T12">{</text:span></text:p>
                <text:p><text:span text:style-name="T12"><text:s text:c="4"/></text:span><text:span text:style-name="T12">"name" : "Ben",</text:span></text:p>
                <text:p><text:span text:style-name="T12"><text:s text:c="4"/></text:span><text:span text:style-name="T12">"url" : "http://benalman.com/",</text:span></text:p>
                <text:p><text:span text:style-name="T12"><text:s text:c="4"/></text:span><text:span text:style-name="T12">"bio" : "I create groovy websites, useful jQuery plugins, and play a mean funk bass. "</text:span></text:p>
                <text:p><text:span text:style-name="T12"><text:s text:c="2"/></text:span><text:span text:style-name="T12">},</text:span></text:p>
                <text:p><text:span text:style-name="T12"><text:s text:c="2"/></text:span><text:span text:style-name="T12">{</text:span></text:p>
                <text:p><text:span text:style-name="T12"><text:s text:c="4"/></text:span><text:span text:style-name="T12">"name" : "Jory",</text:span></text:p>
                <text:p><text:span text:style-name="T12"><text:s text:c="4"/></text:span><text:span text:style-name="T12">"url" : "http://joryburson.com",</text:span></text:p>
                <text:p><text:span text:style-name="T12"><text:s text:c="4"/></text:span><text:span text:style-name="T12">"bio" : "super-enthusiastic about open web education @bocoup"</text:span></text:p>
                <text:p><text:span text:style-name="T12"><text:s text:c="2"/></text:span><text:span text:style-name="T12">}</text:span></text:p>
                <text:p><text:span text:style-name="T12">] 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Skraćeni ajax pozivi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<text:s/>Ako pravite jednostavne zahteve, ili ako ne želimo da ispratimo sve moguće callback funkcije, možemo koristiti sledeće skraćene verzije:</text:p>
                <text:p/>
                <text:p><text:span text:style-name="T3">$.get( '/podaci/strana.html', function( html ){</text:span></text:p>
                <text:p><text:span text:style-name="T3"><text:s text:c="2"/></text:span><text:span text:style-name="T3">$( '#sadrzaj' ).html( html );</text:span></text:p>
                <text:p><text:span text:style-name="T3">});</text:span></text:p>
                <text:p><text:span text:style-name="T3"/></text:p>
                <text:p><text:span text:style-name="T13">$.post( '/contact/send',{email:“demo@gmail.com“,message: “Zdravo!“}, function( resp ) {</text:span></text:p>
                <text:p><text:span text:style-name="T13"><text:s text:c="2"/></text:span><text:span text:style-name="T13">console.log( resp );</text:span></text:p>
                <text:p><text:span text:style-name="T13">}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Slanje podataka i rad sa formama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Možemo slati naše podatke ajax zahtevom, postavljajući data parametar ajax konfiguracionog objekta, ili kao drugi argument u “skraćenim“ ajax funkcijama</text:p>
              </text:list-item>
              <text:list-item>
                <text:p>Ako se šalje GET zahtev, data parametri će biti dodati na kraj URL-a<text:line-break/><text:line-break/><text:span text:style-name="T4">demo.php?field1name=field1value&amp;field2name=field2value...</text:span><text:line-break/></text:p>
              </text:list-item>
              <text:list-item>
                <text:p>Ako se šalje POST zahtev, data parametri će biti poslati kao form data podac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Slanje podataka i rad sa formama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<text:span text:style-name="T3">$( 'form' ).submit(function( event ) {</text:span></text:p>
                <text:p><text:span text:style-name="T3"><text:s text:c="2"/></text:span><text:span text:style-name="T3">event.preventDefault();</text:span></text:p>
                <text:p><text:span text:style-name="T3"><text:s text:c="2"/></text:span><text:span text:style-name="T3">var form = $( this );</text:span></text:p>
                <text:p><text:span text:style-name="T3"><text:s text:c="2"/></text:span><text:span text:style-name="T3">$.ajax({</text:span></text:p>
                <text:p><text:span text:style-name="T3"><text:s text:c="4"/></text:span><text:span text:style-name="T3">type: '</text:span><text:span text:style-name="T10">POST</text:span><text:span text:style-name="T3">',</text:span></text:p>
                <text:p><text:span text:style-name="T3"><text:s text:c="4"/></text:span><text:span text:style-name="T3">url: '/data/save',</text:span></text:p>
                <text:p><text:span text:style-name="T3"><text:s text:c="4"/></text:span><text:span text:style-name="T3">data: form.serialize(),</text:span></text:p>
                <text:p><text:span text:style-name="T3"><text:s text:c="4"/></text:span><text:span text:style-name="T3">dataType: 'json',</text:span></text:p>
                <text:p><text:span text:style-name="T3"><text:s text:c="4"/></text:span><text:span text:style-name="T3">success: function( resp ) {</text:span></text:p>
                <text:p><text:span text:style-name="T3"><text:s text:c="6"/></text:span><text:span text:style-name="T3">console.log( resp );</text:span></text:p>
                <text:p><text:span text:style-name="T3"><text:s text:c="4"/></text:span><text:span text:style-name="T3">}</text:span></text:p>
                <text:p><text:span text:style-name="T3"><text:s text:c="2"/></text:span><text:span text:style-name="T3">});</text:span></text:p>
                <text:p><text:span text:style-name="T3">}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jqXHR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<text:s/>$.ajax() i ostale ajax funkcije uvek vraćaju <text:span text:style-name="T11">jqXHR</text:span> objekat <text:s/><text:span text:style-name="T11">jQuery XML HTTP Request</text:span></text:p>
              </text:list-item>
              <text:list-item>
                <text:p><text:span text:style-name="T14">Ovaj objekat sadrži mnogo moćnih metoda koje možemo koristiti, ali ga prethodno moramo smestiti u promenjivu kako bi ga koristili</text:span></text:p>
                <text:p><text:span text:style-name="T14"><text:line-break/></text:span><text:span text:style-name="T6">var req = $.ajax({</text:span></text:p>
                <text:p><text:span text:style-name="T6"><text:s text:c="2"/></text:span><text:span text:style-name="T6">url: '/data/people.json',</text:span></text:p>
                <text:p><text:span text:style-name="T6"><text:s text:c="2"/></text:span><text:span text:style-name="T6">dataType: 'json'</text:span></text:p>
                <text:p><text:span text:style-name="T6">});</text:span><text:span text:style-name="T6"><text:line-break/></text:span><text:span text:style-name="T6"/></text:p>
              </text:list-item>
              <text:list-item>
                <text:p><text:span text:style-name="T7">Korišćenjem metode </text:span><text:span text:style-name="T6">abort()</text:span><text:span text:style-name="T7"> možemo prekinuti ajax zahtev</text:span></text:p>
                <text:p><text:span text:style-name="T6">req.abort(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jqXHR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Može se koristiti za callback funkcije zahteva, čak i kada se ajax zahtev završi</text:p>
              </text:list-item>
              <text:list-item>
                <text:p><text:span text:style-name="T3">then()</text:span> metoda zahteva dva parametra, od kojih je samo prvi obavezan (success,error) I može se pozivati više puta</text:p>
                <text:p/>
                <text:p><text:span text:style-name="T3">var success = function( resp ) {</text:span></text:p>
                <text:p><text:span text:style-name="T3"><text:s text:c="2"/></text:span><text:span text:style-name="T3">$( '#target' ).append(</text:span></text:p>
                <text:p><text:span text:style-name="T3"><text:s text:c="4"/></text:span><text:span text:style-name="T3">'&lt;p&gt;people: ' + resp.people.length + '&lt;/p&gt;'</text:span></text:p>
                <text:p><text:span text:style-name="T3"><text:s text:c="2"/></text:span><text:span text:style-name="T3">);</text:span></text:p>
                <text:p><text:span text:style-name="T3">};</text:span></text:p>
                <text:p><text:span text:style-name="T3">var err = function( req, status, err ) {</text:span></text:p>
                <text:p><text:span text:style-name="T3"><text:s text:c="2"/></text:span><text:span text:style-name="T3">$( '#target' ).append( '&lt;p&gt;something went wrong&lt;/p&gt;' );</text:span></text:p>
                <text:p><text:span text:style-name="T3">};</text:span></text:p>
                <text:p><text:span text:style-name="T3">req.then( success, err );</text:span></text:p>
                <text:p><text:span text:style-name="T3">req.then(function() {</text:span></text:p>
                <text:p><text:span text:style-name="T3"><text:s text:c="2"/></text:span><text:span text:style-name="T3">$( '#target' ).append( '&lt;p&gt;it worked&lt;/p&gt;' );</text:span></text:p>
                <text:p><text:span text:style-name="T3">}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jqXHR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Ako ne želimo da koristimo error i success callbakfunkcije istovremeno, možemo koristiti <text:span text:style-name="T3">done()</text:span> i <text:span text:style-name="T3">fail()</text:span><text:span text:style-name="T5"> metodu</text:span></text:p>
                <text:list>
                  <text:list-item>
                    <text:p><text:span text:style-name="T3">req.done( success );</text:span></text:p>
                  </text:list-item>
                  <text:list-item>
                    <text:p><text:span text:style-name="T3">req.fail( err );</text:span></text:p>
                    <text:p><text:span text:style-name="T3"/></text:p>
                  </text:list-item>
                </text:list>
              </text:list-item>
              <text:list-item>
                <text:p><text:span text:style-name="T5">Ako želimo da napravimo callback funkciju koja se izvršava nezavisno da li je ajax zahtev uspeo ili ne, koristimo </text:span><text:span text:style-name="T3">allways()</text:span><text:span text:style-name="T5"> metodu</text:span></text:p>
                <text:p><text:span text:style-name="T3"/></text:p>
                <text:p><text:span text:style-name="T3">req.always(function() {</text:span></text:p>
                <text:p><text:span text:style-name="T3"><text:s text:c="2"/></text:span><text:span text:style-name="T3">$( '#target' )</text:span></text:p>
                <text:p><text:span text:style-name="T3"><text:s text:c="4"/></text:span><text:span text:style-name="T3">.append( '&lt;p&gt;one way or another, it is done now&lt;/p&gt;' );</text:span></text:p>
                <text:p><text:span text:style-name="T3">}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JSONP</text:p>
          </draw:text-box>
        </draw:frame>
        <draw:frame presentation:style-name="pr4" draw:layer="layout" svg:width="30.271cm" svg:height="12.461cm" svg:x="1.72cm" svg:y="4.539cm" presentation:class="outline" presentation:user-transformed="true">
          <draw:text-box>
            <text:list text:style-name="L2">
              <text:list-item>
                <text:p>Mnogi javaskript programeri budu iznenađeni kada prvi put koriste $.ajax() da bi dohvatili podatke sa drugog domena i njihov zahtev se nikad ne izvrši uspešno</text:p>
              </text:list-item>
              <text:list-item>
                <text:p>Zbog sigurnosnih razloga, ovo ponašanje je uključeno unutar samog brauzera i nije ga moguće modifikovati</text:p>
              </text:list-item>
              <text:list-item>
                <text:p>Da bi rešili ovaj problem, koristi se JSONP kao format</text:p>
              </text:list-item>
              <text:list-item>
                <text:p>JSONP se izvršava tako što se uključuje untar script tag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JSONP</text:p>
          </draw:text-box>
        </draw:frame>
        <draw:frame presentation:style-name="pr4" draw:text-style-name="P3" draw:layer="layout" svg:width="30.271cm" svg:height="12.461cm" svg:x="1.72cm" svg:y="4.539cm" presentation:class="outline" presentation:user-transformed="true">
          <draw:text-box>
            <text:list text:style-name="L2">
              <text:list-header>
                <text:p text:style-name="P3"><text:span text:style-name="T15">callback({</text:span></text:p>
                <text:p text:style-name="P3"><text:span text:style-name="T15"><text:s text:c="8"/></text:span><text:span text:style-name="T15">"sites":</text:span></text:p>
                <text:p text:style-name="P3"><text:span text:style-name="T15"><text:s text:c="8"/></text:span><text:span text:style-name="T15">[</text:span></text:p>
                <text:p text:style-name="P3"><text:span text:style-name="T15"><text:s text:c="12"/></text:span><text:span text:style-name="T15">{</text:span></text:p>
                <text:p text:style-name="P3"><text:span text:style-name="T15"><text:s text:c="16"/></text:span><text:span text:style-name="T15">"siteName": "JQUERY4U",</text:span></text:p>
                <text:p text:style-name="P3"><text:span text:style-name="T15"><text:s text:c="16"/></text:span><text:span text:style-name="T15">"domainName": "http://www.jquery4u.com",</text:span></text:p>
                <text:p text:style-name="P3"><text:span text:style-name="T15"><text:s text:c="16"/></text:span><text:span text:style-name="T15">"description": "#1 jQuery Blog for your Daily News, Plugins, Tuts/Tips &amp;amp; Code Snippets."</text:span></text:p>
                <text:p text:style-name="P3"><text:span text:style-name="T15"><text:s text:c="12"/></text:span><text:span text:style-name="T15">},</text:span></text:p>
                <text:p text:style-name="P3"><text:span text:style-name="T15"><text:s text:c="12"/></text:span><text:span text:style-name="T15">{</text:span></text:p>
                <text:p text:style-name="P3"><text:span text:style-name="T15"><text:s text:c="16"/></text:span><text:span text:style-name="T15">"siteName": "BLOGOOLA",</text:span></text:p>
                <text:p text:style-name="P3"><text:span text:style-name="T15"><text:s text:c="16"/></text:span><text:span text:style-name="T15">"domainName": "http://www.blogoola.com",</text:span></text:p>
                <text:p text:style-name="P3"><text:span text:style-name="T15"><text:s text:c="16"/></text:span><text:span text:style-name="T15">"description": "Expose your blog to millions and increase your audience."</text:span></text:p>
                <text:p text:style-name="P3"><text:span text:style-name="T15"><text:s text:c="12"/></text:span><text:span text:style-name="T15">},</text:span></text:p>
                <text:p text:style-name="P3"><text:span text:style-name="T15"><text:s text:c="12"/></text:span><text:span text:style-name="T15">{</text:span></text:p>
                <text:p text:style-name="P3"><text:span text:style-name="T15"><text:s text:c="16"/></text:span><text:span text:style-name="T15">"siteName": "PHPSCRIPTS4U",</text:span></text:p>
                <text:p text:style-name="P3"><text:span text:style-name="T15"><text:s text:c="16"/></text:span><text:span text:style-name="T15">"domainName": "http://www.phpscripts4u.com",</text:span></text:p>
                <text:p text:style-name="P3"><text:span text:style-name="T15"><text:s text:c="16"/></text:span><text:span text:style-name="T15">"description": "The Blog of Enthusiastic PHP Scripters"</text:span></text:p>
                <text:p text:style-name="P3"><text:span text:style-name="T15"><text:s text:c="12"/></text:span><text:span text:style-name="T15">}</text:span></text:p>
                <text:p text:style-name="P3"><text:span text:style-name="T15"><text:s text:c="8"/></text:span><text:span text:style-name="T15">]</text:span></text:p>
                <text:p text:style-name="P3"><text:span text:style-name="T15"><text:s text:c="4"/></text:span><text:span text:style-name="T15">})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3" draw:layer="layout" svg:width="30.959cm" svg:height="3.239cm" svg:x="1.72cm" svg:y="0.773cm" presentation:class="title">
          <draw:text-box>
            <text:p>JSONP</text:p>
          </draw:text-box>
        </draw:frame>
        <draw:frame presentation:style-name="pr4" draw:layer="layout" svg:width="30.271cm" svg:height="13.861cm" svg:x="1.72cm" svg:y="4.539cm" presentation:class="outline" presentation:user-transformed="true">
          <draw:text-box>
            <text:list text:style-name="L2">
              <text:list-item>
                <text:p>Da bi specificirali JSONP zahtev, možemo to uraditi na sledeći način:</text:p>
                <text:p/>
                <text:p><text:span text:style-name="T3">$.ajax({</text:span></text:p>
                <text:p><text:span text:style-name="T3"><text:s text:c="2"/></text:span><text:span text:style-name="T3">url: '/data/search.jsonp',</text:span></text:p>
                <text:p><text:span text:style-name="T3"><text:s text:c="2"/></text:span><text:span text:style-name="T3">data: { q: 'a' },</text:span></text:p>
                <text:p><text:span text:style-name="T4"><text:s text:c="2"/></text:span><text:span text:style-name="T16">dataType: 'jsonp',</text:span></text:p>
                <text:p><text:span text:style-name="T3"><text:s text:c="2"/></text:span><text:span text:style-name="T3">success: function( resp ) {</text:span></text:p>
                <text:p><text:span text:style-name="T3"><text:s text:c="4"/></text:span><text:span text:style-name="T3">$( '#target' ).html( 'Results: ' + resp.results.length );</text:span></text:p>
                <text:p><text:span text:style-name="T3"><text:s text:c="2"/></text:span><text:span text:style-name="T3">}</text:span></text:p>
                <text:p><text:span text:style-name="T3">});</text:span></text:p>
                <text:p/>
              </text:list-item>
              <text:list-item>
                <text:p>Moguće je napraviti JSONP zahtev pozivom getJSON metode, ali url mora da poseduje na kraju url-a <text:span text:style-name="T3">callback=?</text:span> ili slično</text:p>
                <text:p/>
                <text:p><text:span text:style-name="T3">$.getJSON( '/data/search.jsonp?q=a&amp;</text:span><text:span text:style-name="T16">callback=?</text:span><text:span text:style-name="T3">',</text:span></text:p>
                <text:p><text:span text:style-name="T3"><text:s text:c="2"/></text:span><text:span text:style-name="T3">function( resp ) {</text:span></text:p>
                <text:p><text:span text:style-name="T3"><text:s text:c="4"/></text:span><text:span text:style-name="T3">$( '#target' ).html( 'Results: ' + resp.results.length );</text:span></text:p>
                <text:p><text:span text:style-name="T3"><text:s text:c="2"/></text:span><text:span text:style-name="T3">}</text:span></text:p>
                <text:p><text:span text:style-name="T3">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30.959cm" svg:height="17.427cm" svg:x="1.72cm" svg:y="0.773cm" presentation:class="title" presentation:user-transformed="true">
          <draw:text-box>
            <text:p><text:span text:style-name="T2">PITANJA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4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5-07-19T12:10:36.050484309</dc:date>
    <meta:editing-duration>P8DT7H16M3S</meta:editing-duration>
    <meta:editing-cycles>283</meta:editing-cycles>
    <meta:generator>LibreOffice/4.2.8.2$Linux_X86_64 LibreOffice_project/420m0$Build-2</meta:generator>
    <meta:document-statistic meta:object-count="108"/>
  </office:meta>
</office:document-meta>
</file>